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49bfe" officeooo:paragraph-rsid="00049bfe"/>
    </style:style>
    <style:style style:name="P2" style:family="paragraph" style:parent-style-name="Text_20_body">
      <style:text-properties officeooo:rsid="0006cf1e" officeooo:paragraph-rsid="0006cf1e"/>
    </style:style>
    <style:style style:name="P3" style:family="paragraph" style:parent-style-name="Text_20_body">
      <style:text-properties officeooo:rsid="000776d3" officeooo:paragraph-rsid="000776d3"/>
    </style:style>
    <style:style style:name="P4" style:family="paragraph" style:parent-style-name="Text_20_body">
      <style:text-properties officeooo:rsid="0007e79d" officeooo:paragraph-rsid="0007e79d"/>
    </style:style>
    <style:style style:name="P5" style:family="paragraph" style:parent-style-name="Text_20_body">
      <style:text-properties officeooo:rsid="00083a4d" officeooo:paragraph-rsid="00083a4d"/>
    </style:style>
    <style:style style:name="P6" style:family="paragraph" style:parent-style-name="Text_20_body">
      <style:text-properties officeooo:rsid="0008f7b7" officeooo:paragraph-rsid="0008f7b7"/>
    </style:style>
    <style:style style:name="P7" style:family="paragraph" style:parent-style-name="Text_20_body">
      <style:text-properties officeooo:rsid="000aaf99" officeooo:paragraph-rsid="000aaf99"/>
    </style:style>
    <style:style style:name="P8" style:family="paragraph" style:parent-style-name="Text_20_body">
      <style:text-properties officeooo:rsid="000babe1" officeooo:paragraph-rsid="000babe1"/>
    </style:style>
    <style:style style:name="P9" style:family="paragraph" style:parent-style-name="Text_20_body">
      <style:text-properties officeooo:rsid="000d7296" officeooo:paragraph-rsid="000d7296"/>
    </style:style>
    <style:style style:name="P10" style:family="paragraph" style:parent-style-name="Text_20_body">
      <style:text-properties style:text-underline-style="solid" style:text-underline-width="auto" style:text-underline-color="font-color" officeooo:rsid="000da900" officeooo:paragraph-rsid="000da900"/>
    </style:style>
    <style:style style:name="P11" style:family="paragraph" style:parent-style-name="Text_20_body">
      <style:text-properties style:text-underline-style="solid" style:text-underline-width="auto" style:text-underline-color="font-color" officeooo:rsid="001d4012" officeooo:paragraph-rsid="001d4012"/>
    </style:style>
    <style:style style:name="P12" style:family="paragraph" style:parent-style-name="Text_20_body">
      <style:text-properties officeooo:rsid="000ffbce" officeooo:paragraph-rsid="000ffbce"/>
    </style:style>
    <style:style style:name="P13" style:family="paragraph" style:parent-style-name="Text_20_body" style:list-style-name="L1">
      <style:text-properties officeooo:rsid="00133382" officeooo:paragraph-rsid="00133382"/>
    </style:style>
    <style:style style:name="P14" style:family="paragraph" style:parent-style-name="Text_20_body">
      <style:text-properties officeooo:rsid="00152ab3" officeooo:paragraph-rsid="00152ab3"/>
    </style:style>
    <style:style style:name="P15" style:family="paragraph" style:parent-style-name="Text_20_body">
      <style:text-properties officeooo:rsid="00217cd9" officeooo:paragraph-rsid="00217cd9"/>
    </style:style>
    <style:style style:name="P16" style:family="paragraph" style:parent-style-name="Text_20_body">
      <style:text-properties officeooo:rsid="0028f431" officeooo:paragraph-rsid="0028f431"/>
    </style:style>
    <style:style style:name="P17" style:family="paragraph" style:parent-style-name="Text_20_body">
      <style:text-properties officeooo:rsid="002d207d" officeooo:paragraph-rsid="002d207d"/>
    </style:style>
    <style:style style:name="P18" style:family="paragraph" style:parent-style-name="Text_20_body">
      <style:text-properties officeooo:rsid="0031d826" officeooo:paragraph-rsid="0031d826"/>
    </style:style>
    <style:style style:name="P19" style:family="paragraph" style:parent-style-name="Text_20_body">
      <style:text-properties officeooo:rsid="0034d806" officeooo:paragraph-rsid="0034d806"/>
    </style:style>
    <style:style style:name="P20" style:family="paragraph" style:parent-style-name="Text_20_body">
      <style:text-properties officeooo:rsid="003666c1" officeooo:paragraph-rsid="003666c1"/>
    </style:style>
    <style:style style:name="P21" style:family="paragraph" style:parent-style-name="Text_20_body" style:list-style-name="L2">
      <style:text-properties officeooo:paragraph-rsid="003d9ccf"/>
    </style:style>
    <style:style style:name="P22" style:family="paragraph" style:parent-style-name="Text_20_body" style:list-style-name="L2">
      <style:text-properties officeooo:paragraph-rsid="003dc78d"/>
    </style:style>
    <style:style style:name="P23" style:family="paragraph" style:parent-style-name="Text_20_body" style:list-style-name="L2">
      <style:text-properties officeooo:rsid="00401608" officeooo:paragraph-rsid="00401608"/>
    </style:style>
    <style:style style:name="P24" style:family="paragraph" style:parent-style-name="Text_20_body" style:list-style-name="L2">
      <style:text-properties officeooo:rsid="0040c95e" officeooo:paragraph-rsid="0040c95e"/>
    </style:style>
    <style:style style:name="P25" style:family="paragraph" style:parent-style-name="Text_20_body" style:list-style-name="L2">
      <style:text-properties officeooo:rsid="0042e84c" officeooo:paragraph-rsid="0042e84c"/>
    </style:style>
    <style:style style:name="P26" style:family="paragraph" style:parent-style-name="Title">
      <style:text-properties officeooo:rsid="00049bfe" officeooo:paragraph-rsid="00049bfe"/>
    </style:style>
    <style:style style:name="T1" style:family="text">
      <style:text-properties officeooo:rsid="0011dbbd"/>
    </style:style>
    <style:style style:name="T2" style:family="text">
      <style:text-properties officeooo:rsid="00133382"/>
    </style:style>
    <style:style style:name="T3" style:family="text">
      <style:text-properties officeooo:rsid="00153b55"/>
    </style:style>
    <style:style style:name="T4" style:family="text">
      <style:text-properties officeooo:rsid="00160148"/>
    </style:style>
    <style:style style:name="T5" style:family="text">
      <style:text-properties officeooo:rsid="0017bd76"/>
    </style:style>
    <style:style style:name="T6" style:family="text">
      <style:text-properties officeooo:rsid="00191889"/>
    </style:style>
    <style:style style:name="T7" style:family="text">
      <style:text-properties officeooo:rsid="001a5d20"/>
    </style:style>
    <style:style style:name="T8" style:family="text">
      <style:text-properties officeooo:rsid="001b79f5"/>
    </style:style>
    <style:style style:name="T9" style:family="text">
      <style:text-properties officeooo:rsid="001bea33"/>
    </style:style>
    <style:style style:name="T10" style:family="text">
      <style:text-properties officeooo:rsid="0022f262"/>
    </style:style>
    <style:style style:name="T11" style:family="text">
      <style:text-properties officeooo:rsid="002567b8"/>
    </style:style>
    <style:style style:name="T12" style:family="text">
      <style:text-properties officeooo:rsid="0025a4e6"/>
    </style:style>
    <style:style style:name="T13" style:family="text">
      <style:text-properties officeooo:rsid="00292a44"/>
    </style:style>
    <style:style style:name="T14" style:family="text">
      <style:text-properties officeooo:rsid="002a0280"/>
    </style:style>
    <style:style style:name="T15" style:family="text">
      <style:text-properties officeooo:rsid="002baadf"/>
    </style:style>
    <style:style style:name="T16" style:family="text">
      <style:text-properties officeooo:rsid="002e747b"/>
    </style:style>
    <style:style style:name="T17" style:family="text">
      <style:text-properties officeooo:rsid="002f7bd5"/>
    </style:style>
    <style:style style:name="T18" style:family="text">
      <style:text-properties officeooo:rsid="0031742f"/>
    </style:style>
    <style:style style:name="T19" style:family="text">
      <style:text-properties officeooo:rsid="00319ee4"/>
    </style:style>
    <style:style style:name="T20" style:family="text">
      <style:text-properties officeooo:rsid="003324e9"/>
    </style:style>
    <style:style style:name="T21" style:family="text">
      <style:text-properties officeooo:rsid="00349c15"/>
    </style:style>
    <style:style style:name="T22" style:family="text">
      <style:text-properties officeooo:rsid="0035913a"/>
    </style:style>
    <style:style style:name="T23" style:family="text">
      <style:text-properties officeooo:rsid="00374ac8"/>
    </style:style>
    <style:style style:name="T24" style:family="text">
      <style:text-properties officeooo:rsid="0038987a"/>
    </style:style>
    <style:style style:name="T25" style:family="text">
      <style:text-properties officeooo:rsid="0039a3de"/>
    </style:style>
    <style:style style:name="T26" style:family="text">
      <style:text-properties officeooo:rsid="003a21e4"/>
    </style:style>
    <style:style style:name="T27" style:family="text">
      <style:text-properties officeooo:rsid="003d9ccf"/>
    </style:style>
    <style:style style:name="T28" style:family="text">
      <style:text-properties officeooo:rsid="003dc7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ersistence</text:p>
      <text:p text:style-name="P1">Locality and The Fast File System</text:p>
      <text:p text:style-name="P12">The intrduction of Unix included the first file system “old Unix file system”. <text:span text:style-name="T1">This file system was simple and supported the abstracction needed to deliver. </text:span><text:span text:style-name="T2">It used:</text:span></text:p>
      <text:list xml:id="list3226627708" text:style-name="L1">
        <text:list-item>
          <text:p text:style-name="P13">A superblock</text:p>
        </text:list-item>
        <text:list-item>
          <text:p text:style-name="P13">An inode region</text:p>
        </text:list-item>
        <text:list-item>
          <text:p text:style-name="P13">A data region (data blocks)</text:p>
        </text:list-item>
      </text:list>
      <text:p text:style-name="P10">The Crux: How Do We Organize On-Disk Data To Improve Performance?</text:p>
      <text:p text:style-name="P2">41.1 The Problem: Poor Performance</text:p>
      <text:p text:style-name="P14">The performance of this basic system was terrible. <text:span text:style-name="T3">The system did not account for the expensive positioning cost, and the file system would end up getting quite fragmented </text:span><text:span text:style-name="T4">as the free space was not carefully managed. </text:span><text:span text:style-name="T5">That type of fragmentation is the type the defragmentation tools help with. </text:span><text:span text:style-name="T6">The original block size was also too small (512 bytes). </text:span><text:span text:style-name="T7">Thus , transferring data from the disk was inherently inefficient. </text:span><text:span text:style-name="T8">Smaller block were good since they minimized internal fragmentation </text:span><text:span text:style-name="T9">but was bad for transfer. </text:span></text:p>
      <text:p text:style-name="P11">The Crux: How Do We Organize On-Disk Data To Improve Performance?</text:p>
      <text:p text:style-name="P3">41.2 FFS: Disk Awareness Is The Solution</text:p>
      <text:p text:style-name="P15">A group at Berkley decided to build a better, faster file system, called the Fast File System (FFS). <text:span text:style-name="T10">The idea was to design the system to be “disk aware” </text:span><text:span text:style-name="T11">and thus improve performance. </text:span><text:span text:style-name="T12">FFS kept the old interface, but changed the internal implementation, Virtually all modern file systems adhere to the existing interface (also preserver compatibility with applications) while changing their internals for performance, reliability or other reasons. </text:span></text:p>
      <text:p text:style-name="P4">41.3 Organizing Structure: The Cylinder Group</text:p>
      <text:p text:style-name="P16">FFS changed the oon-disk structure and divided a disk into a number of cylinder groups. <text:span text:style-name="T13">A single cylinder is a set of tracks on different surfaces of a harddriv</text:span><text:span text:style-name="T14">e that are the same distance from the center of the drive. </text:span><text:span text:style-name="T15">Thus, the entire disk could be viewed as a collection of cylinder groups. </text:span></text:p>
      <text:p text:style-name="P17">Modern file systems organize the drive intoo block groups, since the details of disks implementation mechanisms are hidden to it. <text:span text:style-name="T16">FFS ensures that accessing to files on the same group will not result in long seeks </text:span><text:span text:style-name="T17">etc. </text:span><text:span text:style-name="T18">For each single cylinder group FFS have a superblock, some structure to track whether each of thse are allocated or free, </text:span><text:span text:style-name="T19">inodes, blocks of data. </text:span></text:p>
      <text:p text:style-name="P5">41.4 Policies: How To Allocate Files and Directories</text:p>
      <text:p text:style-name="P18">the basic mantra of how to place files and directories on disk is: keep related stuff together and unrelated stuff far apart. <text:span text:style-name="T20">So related stuff is placed within the same block. </text:span><text:span text:style-name="T21">FFS uses a few simple placement hueristics. </text:span></text:p>
      <text:p text:style-name="P19">To place a directory: find a cylinder group with a low number of allocated directories <text:span text:style-name="T22">and put the directory data and inodes in that group. </text:span></text:p>
      <text:p text:style-name="P20"><text:soft-page-break/>For files, FFS does two things:<text:span text:style-name="T23">it make sure to allocate data blocks of a file in the same group as its node, </text:span><text:span text:style-name="T24">thus preventing long seeks </text:span><text:span text:style-name="T25">between inode and data. <text:s/></text:span><text:span text:style-name="T26">Second, it places all files that are in the same directory in the cylinder group of the directory they are in. </text:span></text:p>
      <text:p text:style-name="P6">41.5 Measuring File Locality</text:p>
      <text:p text:style-name="P6"/>
      <text:p text:style-name="P7">41.6 The Large-File Exception</text:p>
      <text:p text:style-name="P7"/>
      <text:p text:style-name="P8">41.7 A Few Other Things About FFS</text:p>
      <text:list xml:id="list1418964917" text:style-name="L2">
        <text:list-item>
          <text:p text:style-name="P21"><text:span text:style-name="T27">Sub-block to avoid internal fragmentation</text:span></text:p>
        </text:list-item>
        <text:list-item>
          <text:p text:style-name="P22"><text:span text:style-name="T28">Parametrization in order to avoid extra rotations</text:span></text:p>
        </text:list-item>
        <text:list-item>
          <text:p text:style-name="P23">Track buffer to cache the data in a track</text:p>
        </text:list-item>
        <text:list-item>
          <text:p text:style-name="P24">FFS was one of the first to intrduce long file names</text:p>
        </text:list-item>
        <text:list-item>
          <text:p text:style-name="P25">FFS introduced the concept of soft links, or symbolic links</text:p>
        </text:list-item>
      </text:list>
      <text:p text:style-name="P9">41.8 Summa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23:40:32.621885995</meta:creation-date>
    <dc:date>2020-12-23T00:33:58.415129778</dc:date>
    <meta:editing-duration>PT52M56S</meta:editing-duration>
    <meta:editing-cycles>63</meta:editing-cycles>
    <meta:generator>LibreOffice/6.4.6.2$Linux_X86_64 LibreOffice_project/40$Build-2</meta:generator>
    <meta:document-statistic meta:table-count="0" meta:image-count="0" meta:object-count="0" meta:page-count="2" meta:paragraph-count="28" meta:word-count="538" meta:character-count="3163" meta:non-whitespace-character-count="2653"/>
  </office:meta>
</office:document-meta>
</file>